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711cm" style:rel-column-width="21279*"/>
    </style:style>
    <style:style style:name="Table1.B" style:family="table-column">
      <style:table-column-properties style:column-width="11.878cm" style:rel-column-width="44256*"/>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paragraph-rsid="00077a98"/>
    </style:style>
    <style:style style:name="P2" style:family="paragraph" style:parent-style-name="Standard">
      <style:text-properties officeooo:rsid="00077a98" officeooo:paragraph-rsid="00077a98"/>
    </style:style>
    <style:style style:name="P3" style:family="paragraph" style:parent-style-name="Table_20_Contents">
      <style:text-properties officeooo:rsid="00077a98" officeooo:paragraph-rsid="00077a98"/>
    </style:style>
    <style:style style:name="T1" style:family="text">
      <style:text-properties officeooo:rsid="00077a98"/>
    </style:style>
    <style:style style:name="T2" style:family="text">
      <style:text-properties style:font-name="Liberation Serif1" fo:font-size="12pt" fo:font-weight="bold" officeooo:rsid="00077a98" style:font-name-asian="Liberation Serif1" style:font-size-asian="12pt" style:font-weight-asian="bold" style:font-name-complex="Liberation Serif1" style:font-size-complex="12pt" style:font-weight-complex="bold"/>
    </style:style>
    <style:style style:name="T3" style:family="text">
      <style:text-properties fo:font-weight="bold" style:font-weight-asian="bold" style:font-weight-complex="bold"/>
    </style:style>
    <style:style style:name="T4" style:family="text">
      <style:text-properties fo:font-weight="bold" officeooo:rsid="000970cc" style:font-weight-asian="bold" style:font-weight-complex="bold"/>
    </style:style>
    <style:style style:name="T5" style:family="text">
      <style:text-properties officeooo:rsid="000894df"/>
    </style:style>
    <style:style style:name="T6" style:family="text">
      <style:text-properties officeooo:rsid="00089d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ble T1. Characterizing information flow on the circuit based on absorption and driftiness values of classes.</text:p>
      <text:p text:style-name="P2"/>
      <text:p text:style-name="P2"/>
      <table:table table:name="Table1" table:style-name="Table1">
        <table:table-column table:style-name="Table1.A"/>
        <table:table-column table:style-name="Table1.B"/>
        <table:table-row table:style-name="TableLine94623531526272">
          <table:table-cell table:style-name="Table1.A1" office:value-type="string">
            <text:p text:style-name="P3">Class 50</text:p>
          </table:table-cell>
          <table:table-cell table:style-name="Table1.B1" office:value-type="string">
            <text:p text:style-name="P1">Low in- and out-absorption<text:span text:style-name="T6">. Classic </text:span>character<text:span text:style-name="T6">istics of</text:span> a hub.</text:p>
          </table:table-cell>
        </table:table-row>
        <table:table-row table:style-name="TableLine94623531994608">
          <table:table-cell table:style-name="Table1.A2" office:value-type="string">
            <text:p text:style-name="P3">Class 32</text:p>
          </table:table-cell>
          <table:table-cell table:style-name="Table1.B2" office:value-type="string">
            <text:p text:style-name="P1">Low out- but high in-absorption (especially from sensory regions).</text:p>
          </table:table-cell>
        </table:table-row>
        <table:table-row table:style-name="TableLine94623532052736">
          <table:table-cell table:style-name="Table1.A2" office:value-type="string">
            <text:p text:style-name="P1">Classes 46, 40</text:p>
          </table:table-cell>
          <table:table-cell table:style-name="Table1.B2" office:value-type="string">
            <text:p text:style-name="P1">Low in- and out-absorption. Low out-driftiness and very high in-driftiness. Gathers information from all over PreMotor and sends it specifically to Motor area (via classes 39, 37).</text:p>
          </table:table-cell>
        </table:table-row>
        <table:table-row table:style-name="TableLine94623532053280">
          <table:table-cell table:style-name="Table1.A2" office:value-type="string">
            <text:p text:style-name="P1">Classes <text:span text:style-name="T1">39, 37</text:span></text:p>
          </table:table-cell>
          <table:table-cell table:style-name="Table1.B2" office:value-type="string">
            <text:p text:style-name="P1">Low in-absorption. Lots of connections to and from PreMotor. Link between Vision and Olfaction. Not much information flow from classes 42, 52.</text:p>
          </table:table-cell>
        </table:table-row>
        <table:table-row table:style-name="TableLine94623532053936">
          <table:table-cell table:style-name="Table1.A2" office:value-type="string">
            <text:p text:style-name="P1">Classes <text:span text:style-name="T1">34</text:span>, <text:span text:style-name="T1">25</text:span></text:p>
          </table:table-cell>
          <table:table-cell table:style-name="Table1.B2" office:value-type="string">
            <text:p text:style-name="P1">Takes information from Motor area (42, 52, 22) and sends it to Vision (8, 10). Class 34 is left localized, while class 25 is right localized.</text:p>
          </table:table-cell>
        </table:table-row>
        <table:table-row table:style-name="TableLine94623532054592">
          <table:table-cell table:style-name="Table1.A2" office:value-type="string">
            <text:p text:style-name="P1">Classes <text:span text:style-name="T1">22</text:span>, 4<text:span text:style-name="T1">5</text:span></text:p>
          </table:table-cell>
          <table:table-cell table:style-name="Table1.B2" office:value-type="string">
            <text:p text:style-name="P1">Have more left-to-right information flow than classes 34, 25. They connect opposite Vision, and opposite Motor areas. High information out to Vision centers, classes 3, 6. Also, receives information from opposite Vision (for e.g., 22←45,25,10).</text:p>
          </table:table-cell>
        </table:table-row>
        <table:table-row table:style-name="TableLine94623532055200">
          <table:table-cell table:style-name="Table1.A2" office:value-type="string">
            <text:p text:style-name="P1">Classes <text:span text:style-name="T1">30</text:span>, <text:span text:style-name="T1">12</text:span></text:p>
          </table:table-cell>
          <table:table-cell table:style-name="Table1.B2" office:value-type="string">
            <text:p text:style-name="P1">Primary auditory cortex. Very high in-absorption. Send information out to antennas. Take in information from premotor. Take in information from 32, but send information out to 19. </text:p>
          </table:table-cell>
        </table:table-row>
        <table:table-row table:style-name="TableLine94623532055856">
          <table:table-cell table:style-name="Table1.A2" office:value-type="string">
            <text:p text:style-name="P1">Classes 4<text:span text:style-name="T1">2</text:span>, <text:span text:style-name="T1">52</text:span></text:p>
          </table:table-cell>
          <table:table-cell table:style-name="Table1.B2" office:value-type="string">
            <text:p text:style-name="P1">Very high in- and out-driftiness. </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5T18:56:38.756945528</meta:creation-date>
    <dc:date>2022-06-06T06:51:37.646366709</dc:date>
    <meta:editing-duration>PT11H44M35S</meta:editing-duration>
    <meta:editing-cycles>5</meta:editing-cycles>
    <meta:generator>LibreOffice/7.1.6.2.0$Linux_X86_64 LibreOffice_project/10$Build-2</meta:generator>
    <meta:document-statistic meta:table-count="1" meta:image-count="0" meta:object-count="0" meta:page-count="1" meta:paragraph-count="17" meta:word-count="198" meta:character-count="1258" meta:non-whitespace-character-count="1075"/>
  </office:meta>
</office:document-meta>
</file>